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8b666" officeooo:paragraph-rsid="0008b666"/>
    </style:style>
    <style:style style:name="P2" style:family="paragraph" style:parent-style-name="Standard" style:list-style-name="L1">
      <style:text-properties officeooo:rsid="000aef83" officeooo:paragraph-rsid="000aef83"/>
    </style:style>
    <style:style style:name="P3" style:family="paragraph" style:parent-style-name="Standard" style:list-style-name="L1">
      <style:text-properties officeooo:rsid="000e3f2c" officeooo:paragraph-rsid="000e3f2c"/>
    </style:style>
    <style:style style:name="P4" style:family="paragraph" style:parent-style-name="Standard" style:list-style-name="L2">
      <style:text-properties officeooo:rsid="0011b1ab" officeooo:paragraph-rsid="0011b1ab"/>
    </style:style>
    <style:style style:name="P5" style:family="paragraph" style:parent-style-name="Standard" style:list-style-name="L2">
      <style:text-properties officeooo:rsid="0008b666" officeooo:paragraph-rsid="0008b666"/>
    </style:style>
    <style:style style:name="P6" style:family="paragraph" style:parent-style-name="Standard" style:list-style-name="L2">
      <style:text-properties officeooo:rsid="0008b666" officeooo:paragraph-rsid="000954ac"/>
    </style:style>
    <style:style style:name="P7" style:family="paragraph" style:parent-style-name="Standard" style:list-style-name="L3">
      <style:text-properties officeooo:rsid="0008b666" officeooo:paragraph-rsid="00101035"/>
    </style:style>
    <style:style style:name="P8" style:family="paragraph" style:parent-style-name="Standard">
      <style:text-properties officeooo:rsid="000e3f2c" officeooo:paragraph-rsid="000e3f2c"/>
    </style:style>
    <style:style style:name="P9" style:family="paragraph" style:parent-style-name="Standard">
      <style:text-properties officeooo:rsid="0008b666" officeooo:paragraph-rsid="0008b666"/>
    </style:style>
    <style:style style:name="T1" style:family="text">
      <style:text-properties officeooo:rsid="0011b1ab"/>
    </style:style>
    <style:style style:name="T2" style:family="text">
      <style:text-properties officeooo:rsid="000954ac"/>
    </style:style>
    <style:style style:name="T3" style:family="text">
      <style:text-properties officeooo:rsid="001010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54329981" text:style-name="L1">
        <text:list-item>
          <text:p text:style-name="P1">Chat gpt links: <text:a xlink:type="simple" xlink:href="https://chatgpt.com/share/6924b706-9150-800a-8453-b082d7e15737" text:style-name="Internet_20_link" text:visited-style-name="Visited_20_Internet_20_Link">https://chatgpt.com/share/6924b706-9150-800a-8453-b082d7e15737</text:a></text:p>
        </text:list-item>
        <text:list-item>
          <text:p text:style-name="P2">QtDesigner tuto <text:span text:style-name="T1">FILE CONVERSION</text:span>1: <text:a xlink:type="simple" xlink:href="https://www.youtube.com/watch?v=tJQdfwAohlw" text:style-name="Internet_20_link" text:visited-style-name="Visited_20_Internet_20_Link">https://www.youtube.com/watch?v=tJQdfwAohlw</text:a> </text:p>
        </text:list-item>
        <text:list-item>
          <text:p text:style-name="P3">dessign responsiveness: <text:a xlink:type="simple" xlink:href="https://www.youtube.com/watch?v=i_Z-1F_U_yw" text:style-name="Internet_20_link" text:visited-style-name="Visited_20_Internet_20_Link">https://www.youtube.com/watch?v=i_Z-1F_U_yw</text:a> </text:p>
        </text:list-item>
        <text:list-item>
          <text:p text:style-name="P1">Installation</text:p>
        </text:list-item>
      </text:list>
      <text:list text:style-name="L2">
        <text:list-item>
          <text:p text:style-name="P4">LINK: <text:a xlink:type="simple" xlink:href="https://www.youtube.com/watch?v=E8g-qiKA8LQ" text:style-name="Internet_20_link" text:visited-style-name="Visited_20_Internet_20_Link">https://www.youtube.com/watch?v=E8g-qiKA8LQ</text:a> </text:p>
        </text:list-item>
        <text:list-item>
          <text:p text:style-name="P5">Install venv tools (if missing): sudo apt install python3-venv python3-full</text:p>
        </text:list-item>
        <text:list-item>
          <text:p text:style-name="P5">Create a virtual environment: python3 -m venv venv</text:p>
        </text:list-item>
        <text:list-item>
          <text:p text:style-name="P5">Activate the environment: source venv/bin/activate</text:p>
        </text:list-item>
        <text:list-item>
          <text:p text:style-name="P5">Install PySide6 inside the venv: pip install PySide6 PySide6-Addons PySide6-Essentials</text:p>
        </text:list-item>
        <text:list-item>
          <text:p text:style-name="P5">If you still get issues: pip install PySide6 –break-system-packages</text:p>
        </text:list-item>
        <text:list-item>
          <text:p text:style-name="P5"><text:span text:style-name="T2">L</text:span>aunch Qt Designer: pyside6-designer</text:p>
        </text:list-item>
        <text:list-item>
          <text:p text:style-name="P6"><text:span text:style-name="T2">Document structure</text:span></text:p>
          <text:p text:style-name="P6">project/</text:p>
          <text:p text:style-name="P5">│── venv/</text:p>
          <text:p text:style-name="P5">│── main.py</text:p>
          <text:p text:style-name="P5">│── main_window.ui</text:p>
          <text:p text:style-name="P5">│── assets/</text:p>
        </text:list-item>
      </text:list>
      <text:list text:continue-list="list3754329981" text:style-name="L1">
        <text:list-item>
          <text:p text:style-name="P1">Startup</text:p>
        </text:list-item>
      </text:list>
      <text:list text:style-name="L3">
        <text:list-item>
          <text:p text:style-name="P7">Run virtual environment <text:span text:style-name="T3">in terminal or vs code</text:span>:</text:p>
        </text:list-item>
        <text:list-item>
          <text:p text:style-name="P7"><text:span text:style-name="T3">cd to the project folder </text:span></text:p>
        </text:list-item>
        <text:list-item>
          <text:p text:style-name="P7"><text:span text:style-name="T3">excecute in cmd</text:span> </text:p>
        </text:list-item>
      </text:list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20:49:00.133920101</meta:creation-date>
    <dc:date>2025-11-25T11:07:14.429821158</dc:date>
    <meta:editing-duration>PT10H57M26S</meta:editing-duration>
    <meta:editing-cycles>3</meta:editing-cycles>
    <meta:generator>LibreOffice/25.8.2.2$Linux_X86_64 LibreOffice_project/580$Build-2</meta:generator>
    <meta:document-statistic meta:table-count="0" meta:image-count="0" meta:object-count="0" meta:page-count="1" meta:paragraph-count="21" meta:word-count="110" meta:character-count="846" meta:non-whitespace-character-count="773"/>
  </office:meta>
</office:document-meta>
</file>